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ł 7</text:h>
      <text:h text:style-name="Heading_20_3" text:outline-level="3">Pojęcia teoretyczne</text:h>
      <text:p text:style-name="P1">Strony WWW</text:p>
      <text:p text:style-name="Standard">Internet, WWW, ISP (Internet Service Provider), URL (Uniform Resource Locator), hiperłącze, przeglądarka WWW, wyszukiwarka sieciowa, portal WWW, RSS (Rich Site Summary, Really Simple Syndication), podcast, https, cyfrowy certyfikat strony WWW, szyfrowanie, wirusy, robaki, trojany, spyware, malware, firewall, antywirus, antyspyware, login – hasło, zagrożenia związane z Internetem, zasady bezpiecznego korzystania z Internetu, kontrola rodzicielska</text:p>
      <text:p text:style-name="Standard"/>
      <text:p text:style-name="P1">Komunikacja</text:p>
      <text:p text:style-name="Standard">poczta elektroniczna, budowa e-mail (pola Do, Do Wiadomości, Ukryte Do Wiadomości), spam, SMS (Short Message Service), VoIP (Voice over Internet Protocol), IM (Instant Messaging, Instant Messanger), społeczność wirtualna, forum, chat room, usługi online, phishing, podpis elektroniczny, netykieta, załączniki – zagrożenia</text:p>
      <text:h text:style-name="Heading_20_3" text:outline-level="3">Umiejętności praktyczne</text:h>
      <text:p text:style-name="P1">Strony WWW</text:p>
      <text:p text:style-name="Standard">obsługa i konfiguracja przeglądarki, strona domowa, folder pobierania, pasek zakładek i ulubionych, blokowanie pop-ups, cookies, czyszczenie pamięci cache, nawigacja po stronach, używanie formularzy WWW, wyszukiwanie treści proste i zaawansowane, korzystanie z encyklopedii i słowników, edycja treści WWW: drukowanie stron WWW, korzystanie ze stron WWW offline (zapisywanie), kopiowanie treści ze stron WWW do dokumentów</text:p>
      <text:p text:style-name="Standard"/>
      <text:p text:style-name="P1">Komunikacja e-mail</text:p>
      <text:p text:style-name="Standard">tworzenie i edycja treści e-maili, adresowanie Do, DW, UDW, obsługa załączników (formaty, dołączanie, otwieranie, zapisywanie, niebezpieczeństwa), sprawdzanie pisowni, ustalanie priorytetu, flagowanie (oznaczanie wiadomości), używanie funkcji Odpowiedz, Odpowiedz wszystkim, Przekaż dalej, drukowanie wiadomości, konfiguracja opcji zaawansowanych, zarządzanie wiadomościami: sortowanie, filtrowanie, tworzenie skrzynek, wątków itp., wyszukiwanie wg tematu, nadawcy, zawartości, usuwanie, odzyskiwanie <text:s/>wiadomości, obsługa książki adresowej (kontaktów), tworzenie list adresowych (dystrybucyjny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 r</meta:initial-creator>
    <meta:creation-date>2011-03-28T16:33:52.25</meta:creation-date>
    <dc:date>2011-03-28T17:01:44.47</dc:date>
    <dc:creator>r r</dc:creator>
    <meta:editing-duration>PT27M46S</meta:editing-duration>
    <meta:editing-cycles>14</meta:editing-cycles>
    <meta:generator>LibreOffice/3.3$Win32 LibreOffice_project/330m19$Build-202</meta:generator>
    <meta:document-statistic meta:table-count="0" meta:image-count="0" meta:object-count="0" meta:page-count="1" meta:paragraph-count="11" meta:word-count="218" meta:character-count="1884"/>
  </office:meta>
</office:document-meta>
</file>